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146in" fo:margin-left="0in" fo:margin-top="0in" fo:margin-bottom="0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4.4028in"/>
    </style:style>
    <style:style style:name="Table1.C" style:family="table-column">
      <style:table-column-properties style:column-width="4.011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Heading_20_1">
      <style:paragraph-properties fo:line-height="100%"/>
    </style:style>
    <style:style style:name="P2" style:family="paragraph" style:parent-style-name="Heading_20_1">
      <style:paragraph-properties fo:line-height="10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fo:font-size="11pt" fo:font-weight="bold" officeooo:rsid="0027f24e" officeooo:paragraph-rsid="0027f24e" style:font-size-asian="9.60000038146973pt" style:font-weight-asian="bold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fo:font-size="11pt" fo:font-weight="bold" officeooo:rsid="002d36df" officeooo:paragraph-rsid="002d36df" style:font-size-asian="9.60000038146973pt" style:font-weight-asian="bold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fo:font-size="11pt" fo:font-weight="bold" officeooo:rsid="0021c8b3" officeooo:paragraph-rsid="0021c8b3" style:font-size-asian="11pt" style:font-weight-asian="bold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fo:font-size="11pt" fo:font-weight="bold" officeooo:rsid="0022b621" officeooo:paragraph-rsid="0022b621" style:font-size-asian="11pt" style:font-weight-asian="bold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fo:font-size="11pt" fo:font-weight="bold" officeooo:rsid="0025e42c" officeooo:paragraph-rsid="0025e42c" style:font-size-asian="11pt" style:font-weight-asian="bold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fo:font-size="11pt" fo:font-weight="bold" officeooo:rsid="002c1ce2" officeooo:paragraph-rsid="002e7bf8" style:font-size-asian="11pt" style:font-weight-asian="bold" style:font-size-complex="11pt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1">
      <style:text-properties officeooo:paragraph-rsid="0027f24e"/>
    </style:style>
    <style:style style:name="P15" style:family="paragraph" style:parent-style-name="List_20_Paragraph" style:list-style-name="WWNum2">
      <style:paragraph-properties fo:margin-top="0.1665in" fo:margin-bottom="0.1665in" loext:contextual-spacing="false" fo:line-height="100%"/>
    </style:style>
    <style:style style:name="P16" style:family="paragraph" style:parent-style-name="paragraph" style:list-style-name="WWNum1"/>
    <style:style style:name="T1" style:family="text">
      <style:text-properties fo:color="#000000" style:text-position="-2% 100%" style:font-name="Arial" fo:font-size="24pt" fo:language="de" fo:country="DE" fo:font-weight="bold" style:font-size-asian="24pt" style:font-weight-asian="bold" style:font-name-complex="Arial1" style:font-size-complex="24pt"/>
    </style:style>
    <style:style style:name="T2" style:family="text">
      <style:text-properties fo:color="#000000" style:text-position="-4% 100%" style:font-name="Arial" fo:language="de" fo:country="DE" fo:font-style="italic" fo:font-weight="bold" style:font-style-asian="italic" style:font-weight-asian="bold" style:font-name-complex="Arial1" style:font-style-complex="italic" style:font-weight-complex="bold"/>
    </style:style>
    <style:style style:name="T3" style:family="text">
      <style:text-properties fo:color="#000000" style:font-name="Arial" style:font-name-complex="Arial1"/>
    </style:style>
    <style:style style:name="T4" style:family="text">
      <style:text-properties fo:color="#000000" style:text-position="-5% 100%" style:font-name="Arial" fo:language="de" fo:country="DE" fo:font-style="italic" fo:font-weight="bold" style:font-style-asian="italic" style:font-weight-asian="bold" style:font-name-complex="Arial1" style:font-style-complex="italic" style:font-weight-complex="bold"/>
    </style:style>
    <style:style style:name="T5" style:family="text">
      <style:text-properties fo:color="#000000" style:text-position="-5% 100%" style:font-name="Arial" fo:language="de" fo:country="DE" fo:font-style="italic" fo:font-weight="bold" officeooo:rsid="0027f24e" style:font-style-asian="italic" style:font-weight-asian="bold" style:font-name-complex="Arial1" style:font-style-complex="italic" style:font-weight-complex="bold"/>
    </style:style>
    <style:style style:name="T6" style:family="text">
      <style:text-properties fo:color="#000000" style:text-position="-5% 100%" style:font-name="Arial" fo:language="de" fo:country="DE" fo:font-style="normal" fo:font-weight="normal" officeooo:rsid="0027f24e" style:font-style-asian="normal" style:font-weight-asian="normal" style:font-name-complex="Arial1" style:font-style-complex="normal" style:font-weight-complex="normal"/>
    </style:style>
    <style:style style:name="T7" style:family="text">
      <style:text-properties fo:color="#000000" style:text-position="-5% 100%" style:font-name="Arial" fo:language="de" fo:country="DE" fo:font-style="normal" fo:font-weight="normal" officeooo:rsid="002bf970" style:font-style-asian="normal" style:font-weight-asian="normal" style:font-name-complex="Arial1" style:font-style-complex="normal" style:font-weight-complex="normal"/>
    </style:style>
    <style:style style:name="T8" style:family="text">
      <style:text-properties fo:color="#000000" style:text-position="-5% 100%" style:font-name="Arial" fo:language="de" fo:country="DE" fo:font-style="normal" fo:font-weight="normal" officeooo:rsid="002e7bf8" style:font-style-asian="normal" style:font-weight-asian="normal" style:font-name-complex="Arial1" style:font-style-complex="normal" style:font-weight-complex="normal"/>
    </style:style>
    <style:style style:name="T9" style:family="text">
      <style:text-properties officeooo:rsid="0022b62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c1ce2"/>
    </style:style>
    <style:style style:name="T12" style:family="text">
      <style:text-properties officeooo:rsid="002d36df"/>
    </style:style>
    <style:style style:name="T13" style:family="text">
      <style:text-properties officeooo:rsid="002df05d"/>
    </style:style>
    <style:style style:name="T14" style:family="text">
      <style:text-properties officeooo:rsid="002e7bf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e7bf8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oBack"/><text:span text:style-name="normaltextrun"><text:span text:style-name="T1">Wie schafften die Länder Osteuropas den Systemwechsel?</text:span></text:span></text:p>
      <text:list xml:id="list3988777657" text:style-name="WWNum1">
        <text:list-item>
          <text:p text:style-name="P16"><text:span text:style-name="normaltextrun"><text:span text:style-name="T2">Umstellung von Kommunismus zu Kapitalismus</text:span></text:span><text:span text:style-name="eop"><text:span text:style-name="T3">​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1" text:outline-level="1">Ebene</text:h>
          </table:table-cell>
          <table:table-cell table:style-name="Table1.A1" office:value-type="string">
            <text:h text:style-name="P2" text:outline-level="1">Herausforderung</text:h>
          </table:table-cell>
          <table:table-cell table:style-name="Table1.A1" office:value-type="string">
            <text:h text:style-name="P2" text:outline-level="1">Zusätzlich entstandene Schwierigkeiten</text:h>
          </table:table-cell>
        </table:table-row>
        <table:table-row table:style-name="Table1.1">
          <table:table-cell table:style-name="Table1.A1" office:value-type="string">
            <text:list xml:id="list2784428121" text:style-name="WWNum2">
              <text:list-item>
                <text:p text:style-name="P15">Politisch</text:p>
              </text:list-item>
            </text:list>
          </table:table-cell>
          <table:table-cell table:style-name="Table1.B2" office:value-type="string">
            <text:p text:style-name="P7"><text:span text:style-name="T11">Übergang v</text:span>on Kommunismus zur Demokratie</text:p>
          </table:table-cell>
          <table:table-cell table:style-name="Table1.B2" office:value-type="string">
            <text:p text:style-name="P12">Konservative Kommunisten, <text:span text:style-name="T14">solche die es früher <text:s/>besser fanden.</text:span></text:p>
          </table:table-cell>
        </table:table-row>
        <table:table-row table:style-name="Table1.1">
          <table:table-cell table:style-name="Table1.A1" office:value-type="string">
            <text:list xml:id="list133512470476691" text:continue-numbering="true" text:style-name="WWNum2">
              <text:list-item>
                <text:p text:style-name="P15"><text:s/>Wirtschaftlich</text:p>
              </text:list-item>
            </text:list>
          </table:table-cell>
          <table:table-cell table:style-name="Table1.B2" office:value-type="string">
            <text:p text:style-name="P9">Umstieg von der Planwirtschaft zur Marktwirtschaft, <text:span text:style-name="T9">Konkurrenz</text:span></text:p>
          </table:table-cell>
          <table:table-cell table:style-name="Table1.B2" office:value-type="string">
            <text:p text:style-name="P8">Die Marktwirschaft war anfangs sehr liberal im vergleich zum Westen, Arbeitsnehmerschutz war nicht so vorhanden. Viele Fabriken (Skoda, Tatra, …) Wurden <text:s/>von Westlichen Firmen aufgekauft.</text:p>
          </table:table-cell>
        </table:table-row>
        <table:table-row table:style-name="Table1.1">
          <table:table-cell table:style-name="Table1.A1" office:value-type="string">
            <text:list xml:id="list133514000286122" text:continue-numbering="true" text:style-name="WWNum2">
              <text:list-item>
                <text:p text:style-name="P15">Gesellschaftlich</text:p>
              </text:list-item>
            </text:list>
          </table:table-cell>
          <table:table-cell table:style-name="Table1.B2" office:value-type="string">
            <text:p text:style-name="P10">Die Freiheit und Offenheit, Ein Überfluss an Waren aus aller Welt</text:p>
          </table:table-cell>
          <table:table-cell table:style-name="Table1.B2" office:value-type="string">
            <text:p text:style-name="P12">Auswanderung <text:span text:style-name="T13">(Gut Ausgebildete)</text:span>, <text:span text:style-name="T12">(Später </text:span>Einwanderung<text:span text:style-name="T12">), </text:span><text:span text:style-name="T13">Viele haben </text:span><text:span text:style-name="T14">gehofft es würde besser werden aber es gab viele verlierer. Vorbehalte gegenüber Deutschland (vom WK2).</text:span></text:p>
          </table:table-cell>
        </table:table-row>
        <table:table-row table:style-name="Table1.1">
          <table:table-cell table:style-name="Table1.A1" office:value-type="string">
            <text:list xml:id="list133513921982127" text:continue-numbering="true" text:style-name="WWNum2">
              <text:list-item>
                <text:p text:style-name="P15">Militärisch</text:p>
              </text:list-item>
            </text:list>
          </table:table-cell>
          <table:table-cell table:style-name="Table1.B2" office:value-type="string">
            <text:p text:style-name="P11">Nato integration</text:p>
          </table:table-cell>
          <table:table-cell table:style-name="Table1.B2" office:value-type="string">
            <text:p text:style-name="P8">Viel altes Sowjetisches Kriegsmaterial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  <text:list xml:id="list133513391012972" text:continue-list="list3988777657" text:style-name="WWNum1">
        <text:list-item>
          <text:p text:style-name="P13"><text:span text:style-name="normaltextrun"><text:span text:style-name="T4">Vorbehalte in Westeuropa: <text:s/></text:span></text:span></text:p>
          <text:p text:style-name="P14"><text:span text:style-name="normaltextrun"><text:span text:style-name="T6">Wegen der Armut in Osteuropa waren die westeuropäischen Länder</text:span></text:span><text:span text:style-name="normaltextrun"><text:span text:style-name="T5"> </text:span></text:span><text:span text:style-name="normaltextrun"><text:span text:style-name="T6">zögernd in der akzeptanz, </text:span></text:span><text:span text:style-name="normaltextrun"><text:span text:style-name="T7">den wenn denen geholfen werden muss kan es teuer werden. </text:span></text:span><text:span text:style-name="normaltextrun"><text:span text:style-name="T8">Angst vor Arbeitskrafteinwanderung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L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LU" style:letter-kerning="false" style:font-name-asian="Calibri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size-complex="16pt"/>
    </style:style>
    <style:style style:name="paragraph" style:family="paragraph" style:parent-style-name="Standard" style:default-outline-level="">
      <style:paragraph-properties fo:margin-top="0.0693in" fo:margin-bottom="0.0693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L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eop" style:family="text" style:parent-style-name="Default_20_Paragraph_20_Font"/>
    <style:style style:name="ListLabel_20_1" style:display-name="ListLabel 1" style:family="text">
      <style:text-properties fo:color="#a6a6a6" fo:font-style="italic" fo:font-weight="bold" style:font-style-asian="italic" style:font-weight-asian="bold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9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9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9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7874in" fo:margin-right="0.9839in" style:writing-mode="lr-tb" style:layout-grid-color="#c0c0c0" style:layout-grid-lines="160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GBde Lo</meta:initial-creator>
    <meta:editing-cycles>5</meta:editing-cycles>
    <meta:creation-date>2020-04-03T13:49:00</meta:creation-date>
    <dc:date>2020-05-03T13:32:02.963376357</dc:date>
    <meta:editing-duration>P1DT7H46M12S</meta:editing-duration>
    <meta:generator>LibreOffice/6.4.3.2$Linux_X86_64 LibreOffice_project/40$Build-2</meta:generator>
    <meta:document-statistic meta:table-count="1" meta:image-count="0" meta:object-count="0" meta:page-count="1" meta:paragraph-count="19" meta:word-count="140" meta:character-count="1066" meta:non-whitespace-character-count="945"/>
    <meta:user-defined meta:name="AppVersion">16.0000</meta:user-defined>
    <meta:user-defined meta:name="ComplianceAssetId"/>
    <meta:user-defined meta:name="ContentTypeId">0x010100ECF130E4A2C53D448832BA40007842C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1319600</meta:user-defined>
    <meta:user-defined meta:name="ScaleCrop" meta:value-type="boolean">false</meta:user-defined>
    <meta:user-defined meta:name="ShareDoc" meta:value-type="boolean">false</meta:user-defined>
    <meta:user-defined meta:name="_SharedFileIndex" meta:value-type="string"/>
    <meta:user-defined meta:name="_SourceUrl" meta:value-type="string"/>
    <meta:template xlink:type="simple" xlink:actuate="onRequest" xlink:title="Normal" xlink:href=""/>
  </office:meta>
</office:document-meta>
</file>